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4" table:default-cell-style-name="ce15"/>
        <table:table-column table:style-name="co6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7" table:default-cell-style-name="ce6"/>
        <table:table-column table:style-name="co1" table:number-columns-repeated="244" table:default-cell-style-name="ce6"/>
        <table:table-column table:style-name="co1" table:number-columns-repeated="1612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Alexandre</text:p>
          </table:table-cell>
          <table:table-cell table:style-name="ce3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0" calcext:value-type="float">
            <text:p>6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16" office:value-type="float" office:value="154" calcext:value-type="float">
            <text:p>154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19" office:value-type="string" calcext:value-type="string">
            <text:p>Fabian</text:p>
          </table:table-cell>
          <table:table-cell table:style-name="ce19" office:value-type="string" calcext:value-type="string">
            <text:p>Hollan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Ratim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uipulo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307" calcext:value-type="float">
            <text:p>307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308" calcext:value-type="float">
            <text:p>308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309" calcext:value-type="float">
            <text:p>309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 office:value-type="string" calcext:value-type="string">
            <text:p>jpg</text:p>
          </table:table-cell>
          <table:table-cell table:style-name="Default" table:number-columns-repeated="5"/>
          <table:table-cell table:number-columns-repeated="237"/>
          <table:table-cell table:style-name="Default" table:number-columns-repeated="16124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0" calcext:value-type="float">
            <text:p>43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3" calcext:value-type="float">
            <text:p>463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3" calcext:value-type="float">
            <text:p>473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ce16" table:number-columns-repeated="16124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style-name="ce15" table:number-columns-repeated="4"/>
          <table:table-cell table:style-name="ce16" office:value-type="string" calcext:value-type="string">
            <text:p>png</text:p>
          </table:table-cell>
          <table:table-cell table:style-name="ce15"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Sacha</text:p>
          </table:table-cell>
          <table:table-cell table:style-name="ce16" office:value-type="string" calcext:value-type="string">
            <text:p>Feinberg-Mngomezulu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Mbongen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71" calcext:value-type="float">
            <text:p>671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675" calcext:value-type="float">
            <text:p>675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1" calcext:value-type="float">
            <text:p>1241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3" calcext:value-type="float">
            <text:p>1243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4" calcext:value-type="float">
            <text:p>1244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1491" calcext:value-type="float">
            <text:p>149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1492" calcext:value-type="float">
            <text:p>149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31" calcext:value-type="float">
            <text:p>163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Alborno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1744" calcext:value-type="float">
            <text:p>1744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 table:number-rows-repeated="1047642">
          <table:table-cell table:number-columns-repeated="260"/>
          <table:table-cell table:style-name="Default" table:number-columns-repeated="16124"/>
        </table:table-row>
        <table:table-row table:style-name="ro1">
          <table:table-cell table:number-columns-repeated="260"/>
          <table:table-cell table:style-name="Default" table:number-columns-repeated="16124"/>
        </table:table-row>
      </table:table>
      <table:named-expressions/>
      <table:database-ranges>
        <table:database-range table:name="__Anonymous_Sheet_DB__0" table:target-range-address="Feuille1.B892:Feuille1.C91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0">00/00/0000</text:date>, <text:time style:data-style-name="N2" text:time-value="16:00:38.488794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8-20T23:43:49.097187000</dc:date>
    <meta:editing-cycles>231</meta:editing-cycles>
    <meta:editing-duration>P9DT6H4M50S</meta:editing-duration>
    <meta:generator>LibreOffice/25.2.5.2$Windows_X86_64 LibreOffice_project/03d19516eb2e1dd5d4ccd751a0d6f35f35e08022</meta:generator>
    <meta:document-statistic meta:table-count="1" meta:cell-count="11603" meta:object-count="0"/>
  </office:meta>
</office:document-meta>
</file>